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</style:style>
    <style:style style:name="T581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QR544467991BR</text:p>
        </text:list-item>
        <text:list-item>
          <text:p text:style-name="P305">QR544468011BR</text:p>
        </text:list-item>
        <text:list-item>
          <text:p text:style-name="P306">AK224408165BR</text:p>
        </text:list-item>
        <text:list-item>
          <text:p text:style-name="P307">AK224946916BR</text:p>
        </text:list-item>
        <text:list-item>
          <text:p text:style-name="P308">AK224301442BR</text:p>
        </text:list-item>
        <text:list-item>
          <text:p text:style-name="P309">AK224870333BR</text:p>
        </text:list-item>
        <text:list-item>
          <text:p text:style-name="P310">AK225002970BR</text:p>
        </text:list-item>
        <text:list-item>
          <text:p text:style-name="P311">AK225025940BR</text:p>
        </text:list-item>
        <text:list-item>
          <text:p text:style-name="P312">AA187906310BR</text:p>
        </text:list-item>
        <text:list-item>
          <text:p text:style-name="P313">AK224434758BR</text:p>
        </text:list-item>
        <text:list-item>
          <text:p text:style-name="P314">AK224394135BR</text:p>
        </text:list-item>
        <text:list-item>
          <text:p text:style-name="P315">AK224628970BR</text:p>
        </text:list-item>
        <text:list-item>
          <text:p text:style-name="P316">AK224512702BR</text:p>
        </text:list-item>
        <text:list-item>
          <text:p text:style-name="P317">AA187981806BR</text:p>
        </text:list-item>
        <text:list-item>
          <text:p text:style-name="P318">AA187900158BR</text:p>
        </text:list-item>
        <text:list-item>
          <text:p text:style-name="P319">AA187366711BR</text:p>
        </text:list-item>
        <text:list-item>
          <text:p text:style-name="P320">AK223855119BR</text:p>
        </text:list-item>
        <text:list-item>
          <text:p text:style-name="P321">AK223638423BR</text:p>
        </text:list-item>
        <text:list-item>
          <text:p text:style-name="P322">AA187237368BR</text:p>
        </text:list-item>
        <text:list-item>
          <text:p text:style-name="P323">AA188079399BR</text:p>
        </text:list-item>
        <text:list-item>
          <text:p text:style-name="P324">AK225263520BR</text:p>
        </text:list-item>
        <text:list-item>
          <text:p text:style-name="P325">AK223558495BR</text:p>
        </text:list-item>
        <text:list-item>
          <text:p text:style-name="P326">AK223495044BR</text:p>
        </text:list-item>
        <text:list-item>
          <text:p text:style-name="P327">AK223399808BR</text:p>
        </text:list-item>
        <text:list-item>
          <text:p text:style-name="P328">AA186485859BR</text:p>
        </text:list-item>
        <text:list-item>
          <text:p text:style-name="P329">AA187617043BR</text:p>
        </text:list-item>
        <text:list-item>
          <text:p text:style-name="P330">AA187659525BR</text:p>
        </text:list-item>
        <text:list-item>
          <text:p text:style-name="P331">AA186901996BR</text:p>
        </text:list-item>
        <text:list-item>
          <text:p text:style-name="P332">AK225148895BR</text:p>
        </text:list-item>
        <text:list-item>
          <text:p text:style-name="P333">AA188326550BR</text:p>
        </text:list-item>
        <text:list-item>
          <text:p text:style-name="P334">AA187976620BR</text:p>
        </text:list-item>
        <text:list-item>
          <text:p text:style-name="P335">AA187790571BR</text:p>
        </text:list-item>
        <text:list-item>
          <text:p text:style-name="P336">AK223757814BR</text:p>
        </text:list-item>
        <text:list-item>
          <text:p text:style-name="P337">AK223604711BR</text:p>
        </text:list-item>
        <text:list-item>
          <text:p text:style-name="P338">AK223858075BR</text:p>
        </text:list-item>
        <text:list-item>
          <text:p text:style-name="P339">AK223282716BR</text:p>
        </text:list-item>
        <text:list-item>
          <text:p text:style-name="P340">AK224481280BR</text:p>
        </text:list-item>
        <text:list-item>
          <text:p text:style-name="P341">AA187700253BR</text:p>
        </text:list-item>
        <text:list-item>
          <text:p text:style-name="P342">AK224575129BR</text:p>
        </text:list-item>
        <text:list-item>
          <text:p text:style-name="P343">AK224568556BR</text:p>
        </text:list-item>
        <text:list-item>
          <text:p text:style-name="P344">AA187593090BR</text:p>
        </text:list-item>
        <text:list-item>
          <text:p text:style-name="P345">AK224464318BR</text:p>
        </text:list-item>
        <text:list-item>
          <text:p text:style-name="P346">AK225131413BR</text:p>
        </text:list-item>
        <text:list-item>
          <text:p text:style-name="P347">AA187681894BR</text:p>
        </text:list-item>
        <text:list-item>
          <text:p text:style-name="P348">AK224848471BR</text:p>
        </text:list-item>
        <text:list-item>
          <text:p text:style-name="P349">AK225316766BR</text:p>
        </text:list-item>
        <text:list-item>
          <text:p text:style-name="P350">AK225116570BR</text:p>
        </text:list-item>
        <text:list-item>
          <text:p text:style-name="P351">AK225357916BR</text:p>
        </text:list-item>
        <text:list-item>
          <text:p text:style-name="P352">AA188151059BR</text:p>
        </text:list-item>
        <text:list-item>
          <text:p text:style-name="P353">AK224835005BR</text:p>
        </text:list-item>
        <text:list-item>
          <text:p text:style-name="P354">AK225311066BR</text:p>
        </text:list-item>
        <text:list-item>
          <text:p text:style-name="P355">AA186459292BR</text:p>
        </text:list-item>
        <text:list-item>
          <text:p text:style-name="P356">AA186472237BR</text:p>
        </text:list-item>
        <text:list-item>
          <text:p text:style-name="P357">AK224769221BR</text:p>
        </text:list-item>
        <text:list-item>
          <text:p text:style-name="P358">AK224343990BR</text:p>
        </text:list-item>
        <text:list-item>
          <text:p text:style-name="P359">AK225094335BR</text:p>
        </text:list-item>
        <text:list-item>
          <text:p text:style-name="P360">AA188068396BR</text:p>
        </text:list-item>
        <text:list-item>
          <text:p text:style-name="P361">AK224366240BR</text:p>
        </text:list-item>
        <text:list-item>
          <text:p text:style-name="P362">AK224560827BR</text:p>
        </text:list-item>
        <text:list-item>
          <text:p text:style-name="P363">AA188245683BR</text:p>
        </text:list-item>
        <text:list-item>
          <text:p text:style-name="P364">AK224655927BR</text:p>
        </text:list-item>
        <text:list-item>
          <text:p text:style-name="P365">AA187032293BR</text:p>
        </text:list-item>
        <text:list-item>
          <text:p text:style-name="P366">AK225157557BR</text:p>
        </text:list-item>
        <text:list-item>
          <text:p text:style-name="P367">SY422797273BR</text:p>
        </text:list-item>
        <text:list-item>
          <text:p text:style-name="P368">AK223831355BR</text:p>
        </text:list-item>
        <text:list-item>
          <text:p text:style-name="P369">AA187014122BR</text:p>
        </text:list-item>
        <text:list-item>
          <text:p text:style-name="P370">AK224039545BR</text:p>
        </text:list-item>
        <text:list-item>
          <text:p text:style-name="P371">AK224722255BR</text:p>
        </text:list-item>
        <text:list-item>
          <text:p text:style-name="P372">AK224038540BR</text:p>
        </text:list-item>
        <text:list-item>
          <text:p text:style-name="P373">AA187261897BR</text:p>
        </text:list-item>
        <text:list-item>
          <text:p text:style-name="P374">AA187419710BR</text:p>
        </text:list-item>
        <text:list-item>
          <text:p text:style-name="P375">AK224299307BR</text:p>
        </text:list-item>
        <text:list-item>
          <text:p text:style-name="P376">AK224185675BR</text:p>
        </text:list-item>
        <text:list-item>
          <text:p text:style-name="P377">AA187208622BR</text:p>
        </text:list-item>
        <text:list-item>
          <text:p text:style-name="P378">AK223216601BR</text:p>
        </text:list-item>
        <text:list-item>
          <text:p text:style-name="P379">AK224008857BR</text:p>
        </text:list-item>
        <text:list-item>
          <text:p text:style-name="P380">AA187877803BR</text:p>
        </text:list-item>
        <text:list-item>
          <text:p text:style-name="P381">AK224895216BR</text:p>
        </text:list-item>
        <text:list-item>
          <text:p text:style-name="P382">AK224992337BR</text:p>
        </text:list-item>
        <text:list-item>
          <text:p text:style-name="P383">AA188055211BR</text:p>
        </text:list-item>
        <text:list-item>
          <text:p text:style-name="P384">AK225229143BR</text:p>
        </text:list-item>
        <text:list-item>
          <text:p text:style-name="P385">AA187942609BR</text:p>
        </text:list-item>
        <text:list-item>
          <text:p text:style-name="P386">AA188103685BR</text:p>
        </text:list-item>
        <text:list-item>
          <text:p text:style-name="P387">AK224793509BR</text:p>
        </text:list-item>
        <text:list-item>
          <text:p text:style-name="P388">AA187979263BR</text:p>
        </text:list-item>
        <text:list-item>
          <text:p text:style-name="P389">AA187856091BR</text:p>
        </text:list-item>
        <text:list-item>
          <text:p text:style-name="P390">AK224074944BR</text:p>
        </text:list-item>
        <text:list-item>
          <text:p text:style-name="P391">AK225150823BR</text:p>
        </text:list-item>
        <text:list-item>
          <text:p text:style-name="P392">AK224094759BR</text:p>
        </text:list-item>
        <text:list-item>
          <text:p text:style-name="P393">AK224499935BR</text:p>
        </text:list-item>
        <text:list-item>
          <text:p text:style-name="P394">AK224864315BR</text:p>
        </text:list-item>
        <text:list-item>
          <text:p text:style-name="P395">AK224561646BR</text:p>
        </text:list-item>
        <text:list-item>
          <text:p text:style-name="P396">AK224758334BR</text:p>
        </text:list-item>
        <text:list-item>
          <text:p text:style-name="P397">AA187278977BR</text:p>
        </text:list-item>
        <text:list-item>
          <text:p text:style-name="P398">AA187270151BR</text:p>
        </text:list-item>
        <text:list-item>
          <text:p text:style-name="P399">AK224039871BR</text:p>
        </text:list-item>
        <text:list-item>
          <text:p text:style-name="P400">AK225275077BR</text:p>
        </text:list-item>
        <text:list-item>
          <text:p text:style-name="P401">AK223433610BR</text:p>
        </text:list-item>
        <text:list-item>
          <text:p text:style-name="P402">AA187951089BR</text:p>
        </text:list-item>
        <text:list-item>
          <text:p text:style-name="P403">AK224928705BR</text:p>
        </text:list-item>
        <text:list-item>
          <text:p text:style-name="P404">AK224852286BR</text:p>
        </text:list-item>
        <text:list-item>
          <text:p text:style-name="P405">AK224705668BR</text:p>
        </text:list-item>
        <text:list-item>
          <text:p text:style-name="P406">AK224614661BR</text:p>
        </text:list-item>
        <text:list-item>
          <text:p text:style-name="P407">AA187749282BR</text:p>
        </text:list-item>
        <text:list-item>
          <text:p text:style-name="P408">AK223879185BR</text:p>
        </text:list-item>
        <text:list-item>
          <text:p text:style-name="P409">AK223581865BR</text:p>
        </text:list-item>
        <text:list-item>
          <text:p text:style-name="P410">AK225126617BR</text:p>
        </text:list-item>
        <text:list-item>
          <text:p text:style-name="P411">AA188000102BR</text:p>
        </text:list-item>
        <text:list-item>
          <text:p text:style-name="P412">AK223699192BR</text:p>
        </text:list-item>
        <text:list-item>
          <text:p text:style-name="P413">AK223643445BR</text:p>
        </text:list-item>
        <text:list-item>
          <text:p text:style-name="P414">AK224716776BR</text:p>
        </text:list-item>
        <text:list-item>
          <text:p text:style-name="P415">AA187859291BR</text:p>
        </text:list-item>
        <text:list-item>
          <text:p text:style-name="P416">AK223526413BR</text:p>
        </text:list-item>
        <text:list-item>
          <text:p text:style-name="P417">AK223919857BR</text:p>
        </text:list-item>
        <text:list-item>
          <text:p text:style-name="P418">AK224763175BR</text:p>
        </text:list-item>
        <text:list-item>
          <text:p text:style-name="P419">AK224721949BR</text:p>
        </text:list-item>
        <text:list-item>
          <text:p text:style-name="P420">AK223907995BR</text:p>
        </text:list-item>
        <text:list-item>
          <text:p text:style-name="P421">AA187394244BR</text:p>
        </text:list-item>
        <text:list-item>
          <text:p text:style-name="P422">AK224342795BR</text:p>
        </text:list-item>
        <text:list-item>
          <text:p text:style-name="P423">AK224987147BR</text:p>
        </text:list-item>
        <text:list-item>
          <text:p text:style-name="P424">AA186573730BR</text:p>
        </text:list-item>
        <text:list-item>
          <text:p text:style-name="P425">AA188031895BR</text:p>
        </text:list-item>
        <text:list-item>
          <text:p text:style-name="P426">AA187496036BR</text:p>
        </text:list-item>
        <text:list-item>
          <text:p text:style-name="P427">AK224238798BR</text:p>
        </text:list-item>
        <text:list-item>
          <text:p text:style-name="P428">AA189736750BR</text:p>
        </text:list-item>
        <text:list-item>
          <text:p text:style-name="P429">AK226771347BR</text:p>
        </text:list-item>
        <text:list-item>
          <text:p text:style-name="P430">AK226331858BR</text:p>
        </text:list-item>
        <text:list-item>
          <text:p text:style-name="P431">AK226551978BR</text:p>
        </text:list-item>
        <text:list-item>
          <text:p text:style-name="P432">AA187850465BR</text:p>
        </text:list-item>
        <text:list-item>
          <text:p text:style-name="P433">AK224372979BR</text:p>
        </text:list-item>
        <text:list-item>
          <text:p text:style-name="P434">AK224745256BR</text:p>
        </text:list-item>
        <text:list-item>
          <text:p text:style-name="P435">AK225312472BR</text:p>
        </text:list-item>
        <text:list-item>
          <text:p text:style-name="P436">AK223976956BR</text:p>
        </text:list-item>
        <text:list-item>
          <text:p text:style-name="P437">AK224913643BR</text:p>
        </text:list-item>
        <text:list-item>
          <text:p text:style-name="P438">AK224511018BR</text:p>
        </text:list-item>
        <text:list-item>
          <text:p text:style-name="P439">AK224652418BR</text:p>
        </text:list-item>
        <text:list-item>
          <text:p text:style-name="P440">AK225310128BR</text:p>
        </text:list-item>
        <text:list-item>
          <text:p text:style-name="P441">AK224657596BR</text:p>
        </text:list-item>
        <text:list-item>
          <text:p text:style-name="P442">AA189203557BR</text:p>
        </text:list-item>
        <text:list-item>
          <text:p text:style-name="P443">AA189191054BR</text:p>
        </text:list-item>
        <text:list-item>
          <text:p text:style-name="P444">AK224314579BR</text:p>
        </text:list-item>
        <text:list-item>
          <text:p text:style-name="P445">AK224977754BR</text:p>
        </text:list-item>
        <text:list-item>
          <text:p text:style-name="P446">AA187164714BR</text:p>
        </text:list-item>
        <text:list-item>
          <text:p text:style-name="P447">AK223224951BR</text:p>
        </text:list-item>
        <text:list-item>
          <text:p text:style-name="P448">AK224335640BR</text:p>
        </text:list-item>
        <text:list-item>
          <text:p text:style-name="P449">AA187719334BR</text:p>
        </text:list-item>
        <text:list-item>
          <text:p text:style-name="P450">AK224933055BR</text:p>
        </text:list-item>
        <text:list-item>
          <text:p text:style-name="P451">AK224553931BR</text:p>
        </text:list-item>
        <text:list-item>
          <text:p text:style-name="P452">AK224803149BR</text:p>
        </text:list-item>
        <text:list-item>
          <text:p text:style-name="P453">AK224994094BR</text:p>
        </text:list-item>
        <text:list-item>
          <text:p text:style-name="P454">AK224065372BR</text:p>
        </text:list-item>
        <text:list-item>
          <text:p text:style-name="P455">AA187864597BR</text:p>
        </text:list-item>
        <text:list-item>
          <text:p text:style-name="P456">AK225193038BR</text:p>
        </text:list-item>
        <text:list-item>
          <text:p text:style-name="P457">AK224686266BR</text:p>
        </text:list-item>
        <text:list-item>
          <text:p text:style-name="P458">AA187745303BR</text:p>
        </text:list-item>
        <text:list-item>
          <text:p text:style-name="P459">AA187613302BR</text:p>
        </text:list-item>
        <text:list-item>
          <text:p text:style-name="P460">AK223967407BR</text:p>
        </text:list-item>
        <text:list-item>
          <text:p text:style-name="P461">AA187719011BR</text:p>
        </text:list-item>
        <text:list-item>
          <text:p text:style-name="P462">AK226125414BR</text:p>
        </text:list-item>
        <text:list-item>
          <text:p text:style-name="P463">AK224756523BR</text:p>
        </text:list-item>
        <text:list-item>
          <text:p text:style-name="P464">AA189236855BR</text:p>
        </text:list-item>
        <text:list-item>
          <text:p text:style-name="P465">AA189726094BR</text:p>
        </text:list-item>
        <text:list-item>
          <text:p text:style-name="P466">AA189200215BR</text:p>
        </text:list-item>
        <text:list-item>
          <text:p text:style-name="P467">AK226660712BR</text:p>
        </text:list-item>
        <text:list-item>
          <text:p text:style-name="P468">AK224337977BR</text:p>
        </text:list-item>
        <text:list-item>
          <text:p text:style-name="P469">AK223509401BR</text:p>
        </text:list-item>
        <text:list-item>
          <text:p text:style-name="P470">AK224153103BR</text:p>
        </text:list-item>
        <text:list-item>
          <text:p text:style-name="P471">AK223986026BR</text:p>
        </text:list-item>
        <text:list-item>
          <text:p text:style-name="P472">AA189502057BR</text:p>
        </text:list-item>
        <text:list-item>
          <text:p text:style-name="P473">AK223820021BR</text:p>
        </text:list-item>
        <text:list-item>
          <text:p text:style-name="P474">AK224183958BR</text:p>
        </text:list-item>
        <text:list-item>
          <text:p text:style-name="P475">AA188099813BR</text:p>
        </text:list-item>
        <text:list-item>
          <text:p text:style-name="P476">AK225281877BR</text:p>
        </text:list-item>
        <text:list-item>
          <text:p text:style-name="P477">AK224461705BR</text:p>
        </text:list-item>
        <text:list-item>
          <text:p text:style-name="P478">AK224182507BR</text:p>
        </text:list-item>
        <text:list-item>
          <text:p text:style-name="P479">AK224481735BR</text:p>
        </text:list-item>
        <text:list-item>
          <text:p text:style-name="P480">AA187967702BR</text:p>
        </text:list-item>
        <text:list-item>
          <text:p text:style-name="P481">AK225032954BR</text:p>
        </text:list-item>
        <text:list-item>
          <text:p text:style-name="P482">AK224250048BR</text:p>
        </text:list-item>
        <text:list-item>
          <text:p text:style-name="P483">AK224248747BR</text:p>
        </text:list-item>
        <text:list-item>
          <text:p text:style-name="P484">AK224854389BR</text:p>
        </text:list-item>
        <text:list-item>
          <text:p text:style-name="P485">AA187989813BR</text:p>
        </text:list-item>
        <text:list-item>
          <text:p text:style-name="P486">AK224554852BR</text:p>
        </text:list-item>
        <text:list-item>
          <text:p text:style-name="P487">AK226022012BR</text:p>
        </text:list-item>
        <text:list-item>
          <text:p text:style-name="P488">AK226090349BR</text:p>
        </text:list-item>
        <text:list-item>
          <text:p text:style-name="P489">AA188946624BR</text:p>
        </text:list-item>
        <text:list-item>
          <text:p text:style-name="P490">AK226022539BR</text:p>
        </text:list-item>
        <text:list-item>
          <text:p text:style-name="P491">AK225683270BR</text:p>
        </text:list-item>
        <text:list-item>
          <text:p text:style-name="P492">AK225810248BR</text:p>
        </text:list-item>
        <text:list-item>
          <text:p text:style-name="P493">AK225714309BR</text:p>
        </text:list-item>
        <text:list-item>
          <text:p text:style-name="P494">AK225620425BR</text:p>
        </text:list-item>
        <text:list-item>
          <text:p text:style-name="P495">AA188799991BR</text:p>
        </text:list-item>
        <text:list-item>
          <text:p text:style-name="P496">AA188650068BR</text:p>
        </text:list-item>
        <text:list-item>
          <text:p text:style-name="P497">AK225730920BR</text:p>
        </text:list-item>
        <text:list-item>
          <text:p text:style-name="P498">AA188621923BR</text:p>
        </text:list-item>
        <text:list-item>
          <text:p text:style-name="P499">AK225644470BR</text:p>
        </text:list-item>
        <text:list-item>
          <text:p text:style-name="P500">AA188644102BR</text:p>
        </text:list-item>
        <text:list-item>
          <text:p text:style-name="P501">AK225832433BR</text:p>
        </text:list-item>
        <text:list-item>
          <text:p text:style-name="P502">AA188423450BR</text:p>
        </text:list-item>
        <text:list-item>
          <text:p text:style-name="P503">AK225476290BR</text:p>
        </text:list-item>
        <text:list-item>
          <text:p text:style-name="P504">AK224104031BR</text:p>
        </text:list-item>
        <text:list-item>
          <text:p text:style-name="P505">AK226329196BR</text:p>
        </text:list-item>
        <text:list-item>
          <text:p text:style-name="P506">AK226692180BR</text:p>
        </text:list-item>
        <text:list-item>
          <text:p text:style-name="P507">AA189399363BR</text:p>
        </text:list-item>
        <text:list-item>
          <text:p text:style-name="P508">AK224598147BR</text:p>
        </text:list-item>
        <text:list-item>
          <text:p text:style-name="P509">AA189492417BR</text:p>
        </text:list-item>
        <text:list-item>
          <text:p text:style-name="P510">AK226353884BR</text:p>
        </text:list-item>
        <text:list-item>
          <text:p text:style-name="P511">AK226271275BR</text:p>
        </text:list-item>
        <text:list-item>
          <text:p text:style-name="P512">AK226717195BR</text:p>
        </text:list-item>
        <text:list-item>
          <text:p text:style-name="P513">AK225950470BR</text:p>
        </text:list-item>
        <text:list-item>
          <text:p text:style-name="P514">AA189694082BR</text:p>
        </text:list-item>
        <text:list-item>
          <text:p text:style-name="P515">AK226385445BR</text:p>
        </text:list-item>
        <text:list-item>
          <text:p text:style-name="P516">AK226203275BR</text:p>
        </text:list-item>
        <text:list-item>
          <text:p text:style-name="P517">AA189291208BR</text:p>
        </text:list-item>
        <text:list-item>
          <text:p text:style-name="P518">AA189192085BR</text:p>
        </text:list-item>
        <text:list-item>
          <text:p text:style-name="P519">AK225969140BR</text:p>
        </text:list-item>
        <text:list-item>
          <text:p text:style-name="P520">AA189718138BR</text:p>
        </text:list-item>
        <text:list-item>
          <text:p text:style-name="P521">AK225870017BR</text:p>
        </text:list-item>
        <text:list-item>
          <text:p text:style-name="P522">AA189297850BR</text:p>
        </text:list-item>
        <text:list-item>
          <text:p text:style-name="P523">AA189057633BR</text:p>
        </text:list-item>
        <text:list-item>
          <text:p text:style-name="P524">AK226331141BR</text:p>
        </text:list-item>
        <text:list-item>
          <text:p text:style-name="P525">AK225111952BR</text:p>
        </text:list-item>
        <text:list-item>
          <text:p text:style-name="P526">AK225062134BR</text:p>
        </text:list-item>
        <text:list-item>
          <text:p text:style-name="P527">AA187564898BR</text:p>
        </text:list-item>
        <text:list-item>
          <text:p text:style-name="P528">AA188126448BR</text:p>
        </text:list-item>
        <text:list-item>
          <text:p text:style-name="P529">AA188635437BR</text:p>
        </text:list-item>
        <text:list-item>
          <text:p text:style-name="P530">AA189401637BR</text:p>
        </text:list-item>
        <text:list-item>
          <text:p text:style-name="P531">AK226342966BR</text:p>
        </text:list-item>
        <text:list-item>
          <text:p text:style-name="P532">AK226763249BR</text:p>
        </text:list-item>
        <text:list-item>
          <text:p text:style-name="P533">AK226633456BR</text:p>
        </text:list-item>
        <text:list-item>
          <text:p text:style-name="P534">AK225745734BR</text:p>
        </text:list-item>
        <text:list-item>
          <text:p text:style-name="P535">AK225603753BR</text:p>
        </text:list-item>
        <text:list-item>
          <text:p text:style-name="P536">AK226001967BR</text:p>
        </text:list-item>
        <text:list-item>
          <text:p text:style-name="P537">AK225570882BR</text:p>
        </text:list-item>
        <text:list-item>
          <text:p text:style-name="P538">AK226598198BR</text:p>
        </text:list-item>
        <text:list-item>
          <text:p text:style-name="P539">AK223956775BR</text:p>
        </text:list-item>
        <text:list-item>
          <text:p text:style-name="P540">AK226354920BR</text:p>
        </text:list-item>
        <text:list-item>
          <text:p text:style-name="P541">AA187724674BR</text:p>
        </text:list-item>
        <text:list-item>
          <text:p text:style-name="P542">AK223779580BR</text:p>
        </text:list-item>
        <text:list-item>
          <text:p text:style-name="P543">AA186727705BR</text:p>
        </text:list-item>
        <text:list-item>
          <text:p text:style-name="P544">AA186536723BR</text:p>
        </text:list-item>
        <text:list-item>
          <text:p text:style-name="P545">AA187128663BR</text:p>
        </text:list-item>
        <text:list-item>
          <text:p text:style-name="P546">AA189362394BR</text:p>
        </text:list-item>
        <text:list-item>
          <text:p text:style-name="P547">AK226193895BR</text:p>
        </text:list-item>
        <text:list-item>
          <text:p text:style-name="P548">AK225903850BR</text:p>
        </text:list-item>
        <text:list-item>
          <text:p text:style-name="P549">AK225576810BR</text:p>
        </text:list-item>
        <text:list-item>
          <text:p text:style-name="P550">AK226478725BR</text:p>
        </text:list-item>
        <text:list-item>
          <text:p text:style-name="P551">AK226691493BR</text:p>
        </text:list-item>
        <text:list-item>
          <text:p text:style-name="P552">AA188618080BR</text:p>
        </text:list-item>
        <text:list-item>
          <text:p text:style-name="P553">AA189585745BR</text:p>
        </text:list-item>
        <text:list-item>
          <text:p text:style-name="P554">AK225418062BR</text:p>
        </text:list-item>
        <text:list-item>
          <text:p text:style-name="P555">AA189585913BR</text:p>
        </text:list-item>
        <text:list-item>
          <text:p text:style-name="P556">AK225494673BR</text:p>
        </text:list-item>
        <text:list-item>
          <text:p text:style-name="P557">AK225811835BR</text:p>
        </text:list-item>
        <text:list-item>
          <text:p text:style-name="P558">AK225817952BR</text:p>
        </text:list-item>
        <text:list-item>
          <text:p text:style-name="P559">AA188833809BR</text:p>
        </text:list-item>
        <text:list-item>
          <text:p text:style-name="P560">AK225882647BR</text:p>
        </text:list-item>
        <text:list-item>
          <text:p text:style-name="P561">AA189352352BR</text:p>
        </text:list-item>
        <text:list-item>
          <text:p text:style-name="P562">AK225917655BR</text:p>
        </text:list-item>
        <text:list-item>
          <text:p text:style-name="P563">AK225602143BR</text:p>
        </text:list-item>
        <text:list-item>
          <text:p text:style-name="P564">AA188625077BR</text:p>
        </text:list-item>
        <text:list-item>
          <text:p text:style-name="P565">AK225663805BR</text:p>
        </text:list-item>
        <text:list-item>
          <text:p text:style-name="P566">QR544469405BR</text:p>
        </text:list-item>
        <text:list-item>
          <text:p text:style-name="P567">AK225596712BR</text:p>
        </text:list-item>
        <text:list-item>
          <text:p text:style-name="P568">AK225627202BR</text:p>
        </text:list-item>
        <text:list-item>
          <text:p text:style-name="P569">AA189515170BR</text:p>
        </text:list-item>
        <text:list-item>
          <text:p text:style-name="P570">AK226366335BR</text:p>
        </text:list-item>
        <text:list-item>
          <text:p text:style-name="P571">AK225635858BR</text:p>
        </text:list-item>
        <text:list-item>
          <text:p text:style-name="P572">AA188793027BR</text:p>
        </text:list-item>
        <text:list-item>
          <text:p text:style-name="P573">AA188702825BR</text:p>
        </text:list-item>
        <text:list-item>
          <text:p text:style-name="P574">AK225703059BR</text:p>
        </text:list-item>
        <text:list-item>
          <text:p text:style-name="P575">AK225669091BR</text:p>
        </text:list-item>
        <text:list-item>
          <text:p text:style-name="P576">AK225990540BR</text:p>
        </text:list-item>
        <text:list-item>
          <text:p text:style-name="P577">AA188824458BR</text:p>
        </text:list-item>
        <text:list-item>
          <text:p text:style-name="P578">AA188674965BR</text:p>
        </text:list-item>
        <text:list-item>
          <text:p text:style-name="P579">AA188881353BR</text:p>
        </text:list-item>
        <text:list-item>
          <text:p text:style-name="P580"><text:span text:style-name="T581">AA189708665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17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87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90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7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7T20:54:00Z</meta:creation-date>
    <dc:date>2024-07-17T20:5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605" meta:character-count="3871" meta:row-count="27" meta:non-whitespace-character-count="3273"/>
  </office:meta>
</office:document-meta>
</file>